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10099" number:language="es" number:country="AR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638cm" svg:height="10.695cm" svg:x="10.25cm" svg:y="7.415cm">
            <draw:object draw:notify-on-update-of-ranges="Hoja1.E2:Hoja1.E15 Hoja1.F1:Hoja1.F1 Hoja1.F2:Hoja1.F15 Hoja1.G1:Hoja1.G1 Hoja1.G2:Hoja1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Nodos</text:p>
          </table:table-cell>
          <table:table-cell office:value-type="string">
            <text:p>Promedio</text:p>
          </table:table-cell>
          <table:table-cell office:value-type="string">
            <text:p>Teorico</text:p>
          </table:table-cell>
          <table:table-cell table:number-columns-repeated="4"/>
          <table:table-cell office:value-type="string">
            <text:p>Constante C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818">
            <text:p>16818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table:formula="of:=SUMIF([.$A$2:.$A$9601];[.E2];[.$B$2:.$B$9601])/100" office:value-type="float" office:value="9742.18">
            <text:p>9742</text:p>
          </table:table-cell>
          <table:table-cell table:formula="of:=[.$M$1] * [.E2] * (2+2*3)" office:value-type="float" office:value="24">
            <text:p>24</text:p>
          </table:table-cell>
          <table:table-cell table:style-name="ce2" table:formula="of:=[.F2]&lt;[.G2]" office:value-type="boolean" office:boolean-value="false">
            <text:p>FALSO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33">
            <text:p>27233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 table:formula="of:=SUMIF([.$A$2:.$A$9601];[.E3];[.$B$2:.$B$9601])/100" office:value-type="float" office:value="9379.35">
            <text:p>9379</text:p>
          </table:table-cell>
          <table:table-cell table:formula="of:=[.$M$1] * [.E3] * (2+2*3+ 2*3*4)" office:value-type="float" office:value="128">
            <text:p>128</text:p>
          </table:table-cell>
          <table:table-cell table:style-name="ce2" table:formula="of:=[.F3]&lt;[.G3]" office:value-type="boolean" office:boolean-value="false">
            <text:p>FALSO</text:p>
          </table:table-cell>
          <table:table-cell table:number-columns-repeated="3"/>
          <table:table-cell office:value-type="string">
            <text:p>Teórico</text:p>
          </table:table-cell>
          <table:table-cell office:value-type="string">
            <text:p>O(n^3)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607">
            <text:p>14607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formula="of:=SUMIF([.$A$2:.$A$9601];[.E4];[.$B$2:.$B$9601])/100" office:value-type="float" office:value="9939.62">
            <text:p>9940</text:p>
          </table:table-cell>
          <table:table-cell table:formula="of:=[.$M$1] * [.E4] * (2+2*3 + 2*3*4+2*3*4*5)" office:value-type="float" office:value="760">
            <text:p>760</text:p>
          </table:table-cell>
          <table:table-cell table:style-name="ce2" table:formula="of:=[.F4]&lt;[.G4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888">
            <text:p>14888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table:formula="of:=SUMIF([.$A$2:.$A$9601];[.E5];[.$B$2:.$B$9601])/100" office:value-type="float" office:value="13047.74">
            <text:p>13048</text:p>
          </table:table-cell>
          <table:table-cell table:formula="of:=[.$M$1] * [.E5] * (2+2*3 + 2*3*4+2*3*4*5+2*3*4*5*6)" office:value-type="float" office:value="5232">
            <text:p>5232</text:p>
          </table:table-cell>
          <table:table-cell table:style-name="ce2" table:formula="of:=[.F5]&lt;[.G5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818">
            <text:p>14818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table:formula="of:=SUMIF([.$A$2:.$A$9601];[.E6];[.$B$2:.$B$9601])/100" office:value-type="float" office:value="13171.56">
            <text:p>13172</text:p>
          </table:table-cell>
          <table:table-cell table:formula="of:=[.$M$1] * [.E6] * (2+2*3 + 2*3*4+2*3*4*5+2*3*4*5*6 + 2*3*4*5*6*7)" office:value-type="float" office:value="41384">
            <text:p>41384</text:p>
          </table:table-cell>
          <table:table-cell table:style-name="ce2" table:formula="of:=[.F6]&lt;[.G6]" office:value-type="boolean" office:boolean-value="true">
            <text:p>VERDADERO</text:p>
          </table:table-cell>
          <table:table-cell table:number-columns-repeated="3"/>
          <table:table-cell table:formula="of:=COUNTIF([.H2:.H15];1)" office:value-type="float" office:value="10">
            <text:p>10</text:p>
          </table:table-cell>
          <table:table-cell office:value-type="string">
            <text:p>d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201">
            <text:p>15201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SUMIF([.$A$2:.$A$9601];[.E7];[.$B$2:.$B$9601])/100" office:value-type="float" office:value="17042.09">
            <text:p>17042</text:p>
          </table:table-cell>
          <table:table-cell table:formula="of:=[.$M$1] * [.E7] * (2+2*3 + 2*3*4+2*3*4*5+2*3*4*5*6 + 2*3*4*5*6*7 + 2*3*4*5*6*7*8)" office:value-type="float" office:value="369856">
            <text:p>369856</text:p>
          </table:table-cell>
          <table:table-cell table:style-name="ce2" table:formula="of:=[.F7]&lt;[.G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543">
            <text:p>14543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" table:formula="of:=SUMIF([.$A$2:.$A$9601];[.E8];[.$B$2:.$B$9601])/100" office:value-type="float" office:value="32710.54">
            <text:p>32711</text:p>
          </table:table-cell>
          <table:table-cell table:formula="of:=[.$M$1] * [.E8] * (2+2*3 + 2*3*4+2*3*4*5+2*3*4*5*6 + 2*3*4*5*6*7 + 2*3*4*5*6*7*8 + 2*3*4*5*6*7*8*9)" office:value-type="float" office:value="3682008">
            <text:p>3682008</text:p>
          </table:table-cell>
          <table:table-cell table:style-name="ce2" table:formula="of:=[.F8]&lt;[.G8]" office:value-type="boolean" office:boolean-value="true">
            <text:p>VERDADERO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950">
            <text:p>14950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" table:formula="of:=SUMIF([.$A$2:.$A$9601];[.E9];[.$B$2:.$B$9601])/100" office:value-type="float" office:value="60020.08">
            <text:p>60020</text:p>
          </table:table-cell>
          <table:table-cell table:formula="of:=[.$M$1] * [.E9] * (2+2*3 + 2*3*4+2*3*4*5+2*3*4*5*6 + 2*3*4*5*6*7 + 2*3*4*5*6*7*8 + 2*3*4*5*6*7*8*9 + 2*3*4*5*6*7*8*9*10)" office:value-type="float" office:value="40379120">
            <text:p>40379120</text:p>
          </table:table-cell>
          <table:table-cell table:style-name="ce2" table:formula="of:=[.F9]&lt;[.G9]" office:value-type="boolean" office:boolean-value="true">
            <text:p>VERDADERO</text:p>
          </table:table-cell>
          <table:table-cell table:number-columns-repeated="3"/>
          <table:table-cell office:value-type="string">
            <text:p>N * sum(i!)</text:p>
          </table:table-cell>
          <table:table-cell office:value-type="string">
            <text:p>con i = 1 to N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337">
            <text:p>15337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" table:formula="of:=SUMIF([.$A$2:.$A$9601];[.E10];[.$B$2:.$B$9601])/100" office:value-type="float" office:value="131587.22">
            <text:p>131587</text:p>
          </table:table-cell>
          <table:table-cell table:formula="of:=[.$M$1] * [.E10] * (2+2*3 + 2*3*4+2*3*4*5+2*3*4*5*6 + 2*3*4*5*6*7 + 2*3*4*5*6*7*8 + 2*3*4*5*6*7*8*9 + 2*3*4*5*6*7*8*9*10 + 2*3*4*5*6*7*8*9*10*11)" office:value-type="float" office:value="483501832">
            <text:p>483501832</text:p>
          </table:table-cell>
          <table:table-cell table:style-name="ce2" table:formula="of:=[.F10]&lt;[.G1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62">
            <text:p>14462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table:formula="of:=SUMIF([.$A$2:.$A$9601];[.E11];[.$B$2:.$B$9601])/100" office:value-type="float" office:value="274671.74">
            <text:p>274672</text:p>
          </table:table-cell>
          <table:table-cell table:formula="of:=[.$M$1] * [.E11] * (2+2*3 + 2*3*4+2*3*4*5+2*3*4*5*6 + 2*3*4*5*6*7 + 2*3*4*5*6*7*8 + 2*3*4*5*6*7*8*9 + 2*3*4*5*6*7*8*9*10 + 2*3*4*5*6*7*8*9*10*11 + 2*3*4*5*6*7*8*9*10*11*12)" office:value-type="float" office:value="6275475744">
            <text:p>6275475744</text:p>
          </table:table-cell>
          <table:table-cell table:style-name="ce2" table:formula="of:=[.F11]&lt;[.G1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56">
            <text:p>14456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" table:formula="of:=SUMIF([.$A$2:.$A$9601];[.E12];[.$B$2:.$B$9601])/100" office:value-type="float" office:value="542624.06">
            <text:p>542624</text:p>
          </table:table-cell>
          <table:table-cell table:formula="of:=[.$M$1] * [.E12] * (2+2*3 + 2*3*4+2*3*4*5+2*3*4*5*6 + 2*3*4*5*6*7 + 2*3*4*5*6*7*8 + 2*3*4*5*6*7*8*9 + 2*3*4*5*6*7*8*9*10 + 2*3*4*5*6*7*8*9*10*11 + 2*3*4*5*6*7*8*9*10*11*12+2*3*4*5*6*7*8*9*10*11*12*13)" office:value-type="float" office:value="87749702456">
            <text:p>87749702456</text:p>
          </table:table-cell>
          <table:table-cell table:style-name="ce2" table:formula="of:=[.F12]&lt;[.G1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544">
            <text:p>14544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SUMIF([.$A$2:.$A$9601];[.E13];[.$B$2:.$B$9601])/100" office:value-type="float" office:value="1271350.66">
            <text:p>1271351</text:p>
          </table:table-cell>
          <table:table-cell table:formula="of:=[.$M$1] * [.E13] * (2+2*3 + 2*3*4+2*3*4*5+2*3*4*5*6 + 2*3*4*5*6*7 + 2*3*4*5*6*7*8 + 2*3*4*5*6*7*8*9 + 2*3*4*5*6*7*8*9*10 + 2*3*4*5*6*7*8*9*10*11 + 2*3*4*5*6*7*8*9*10*11*12+2*3*4*5*6*7*8*9*10*11*12*13 + 2*3*4*5*6*7*8*9*10*11*12*13*14)" office:value-type="float" office:value="1314995756368">
            <text:p>1314995756368</text:p>
          </table:table-cell>
          <table:table-cell table:style-name="ce2" table:formula="of:=[.F13]&lt;[.G1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31">
            <text:p>15031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table:formula="of:=SUMIF([.$A$2:.$A$9601];[.E14];[.$B$2:.$B$9601])/100" office:value-type="float" office:value="4465857.43">
            <text:p>4465857</text:p>
          </table:table-cell>
          <table:table-cell table:formula="of:=[.$M$1] * [.E14] * (2+2*3 + 2*3*4+2*3*4*5+2*3*4*5*6 + 2*3*4*5*6*7 + 2*3*4*5*6*7*8 + 2*3*4*5*6*7*8*9 + 2*3*4*5*6*7*8*9*10 + 2*3*4*5*6*7*8*9*10*11 + 2*3*4*5*6*7*8*9*10*11*12+2*3*4*5*6*7*8*9*10*11*12*13 + 2*3*4*5*6*7*8*9*10*11*12*13*14 + 2*3*4*5*6*7*8*9*10*11*12*13*14*15)" office:value-type="float" office:value="21024039544680">
            <text:p>21024039544680</text:p>
          </table:table-cell>
          <table:table-cell table:style-name="ce2" table:formula="of:=[.F14]&lt;[.G1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772">
            <text:p>14772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table:formula="of:=SUMIF([.$A$2:.$A$9601];[.E15];[.$B$2:.$B$9601])/100" office:value-type="float" office:value="13841569.97">
            <text:p>13841570</text:p>
          </table:table-cell>
          <table:table-cell table:formula="of:=[.$M$1] * [.E15] * (2+2*3 + 2*3*4+2*3*4*5+2*3*4*5*6 + 2*3*4*5*6*7 + 2*3*4*5*6*7*8 + 2*3*4*5*6*7*8*9 + 2*3*4*5*6*7*8*9*10 + 2*3*4*5*6*7*8*9*10*11 + 2*3*4*5*6*7*8*9*10*11*12+2*3*4*5*6*7*8*9*10*11*12*13 + 2*3*4*5*6*7*8*9*10*11*12*13*14 + 2*3*4*5*6*7*8*9*10*11*12*13*14*15+2*3*4*5*6*7*8*9*10*11*12*13*14*15*16)" office:value-type="float" office:value="357190280388992">
            <text:p>357190280388992</text:p>
          </table:table-cell>
          <table:table-cell table:style-name="ce2" table:formula="of:=[.F15]&lt;[.G1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96">
            <text:p>14496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951">
            <text:p>1495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260">
            <text:p>2626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616">
            <text:p>14616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743">
            <text:p>1474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789">
            <text:p>1478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08">
            <text:p>1500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54">
            <text:p>14454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376">
            <text:p>14376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2733">
            <text:p>12273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480">
            <text:p>1548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71">
            <text:p>1447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053">
            <text:p>2605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76">
            <text:p>14476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519">
            <text:p>1451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243">
            <text:p>1524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7119">
            <text:p>2711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542">
            <text:p>1554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314">
            <text:p>15314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525">
            <text:p>1452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135">
            <text:p>1513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650">
            <text:p>1465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508">
            <text:p>1550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242">
            <text:p>4124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875">
            <text:p>1487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335">
            <text:p>1533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978">
            <text:p>1497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740">
            <text:p>2674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509">
            <text:p>1550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919">
            <text:p>1491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685">
            <text:p>1468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680">
            <text:p>1468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237">
            <text:p>39237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323">
            <text:p>1532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510">
            <text:p>1451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064">
            <text:p>2606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786">
            <text:p>1678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351">
            <text:p>1535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1561">
            <text:p>4156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840">
            <text:p>1584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025">
            <text:p>1502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775">
            <text:p>1577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372">
            <text:p>1537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491">
            <text:p>1449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522">
            <text:p>1552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138">
            <text:p>1513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462">
            <text:p>1646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479">
            <text:p>2647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189">
            <text:p>1618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817">
            <text:p>1581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329">
            <text:p>1532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291">
            <text:p>1529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552">
            <text:p>1455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247">
            <text:p>1524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256">
            <text:p>1625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515">
            <text:p>1451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04">
            <text:p>460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391">
            <text:p>1539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066">
            <text:p>1506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969">
            <text:p>1496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246">
            <text:p>1524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137">
            <text:p>1513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939">
            <text:p>1593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950">
            <text:p>2695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184">
            <text:p>1518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9069">
            <text:p>7906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263">
            <text:p>1426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237">
            <text:p>1423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493">
            <text:p>1449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119">
            <text:p>2611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718">
            <text:p>1471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421">
            <text:p>2642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450">
            <text:p>1545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463">
            <text:p>1446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734">
            <text:p>1473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261">
            <text:p>2626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221">
            <text:p>1522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024">
            <text:p>1502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554">
            <text:p>4455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466">
            <text:p>1446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192">
            <text:p>2619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587">
            <text:p>1558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521">
            <text:p>1452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049">
            <text:p>1604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081">
            <text:p>1508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528">
            <text:p>1552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354">
            <text:p>1635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894">
            <text:p>2689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933">
            <text:p>1493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341">
            <text:p>1634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451">
            <text:p>2645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360">
            <text:p>1536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656">
            <text:p>1565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980">
            <text:p>1698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518">
            <text:p>1551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119">
            <text:p>1611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777">
            <text:p>2777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656">
            <text:p>1565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925">
            <text:p>1692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027">
            <text:p>1602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116">
            <text:p>2911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661">
            <text:p>1866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339">
            <text:p>1533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8482">
            <text:p>3848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690">
            <text:p>1769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955">
            <text:p>1695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504">
            <text:p>1550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410">
            <text:p>1641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807">
            <text:p>1680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147">
            <text:p>1514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746">
            <text:p>1674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49">
            <text:p>1744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8458">
            <text:p>4845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938">
            <text:p>1593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197">
            <text:p>1619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847">
            <text:p>1584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899">
            <text:p>2689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452">
            <text:p>2845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713">
            <text:p>1571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848">
            <text:p>1684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497">
            <text:p>1649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327">
            <text:p>1532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259">
            <text:p>1625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980">
            <text:p>2698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542">
            <text:p>1754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038">
            <text:p>2903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768">
            <text:p>1776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901">
            <text:p>1790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378">
            <text:p>2937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809">
            <text:p>1680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554">
            <text:p>1855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396">
            <text:p>1739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021">
            <text:p>2902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376">
            <text:p>1637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511">
            <text:p>1751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956">
            <text:p>1595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122">
            <text:p>1812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633">
            <text:p>1863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650">
            <text:p>2065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859">
            <text:p>2185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023">
            <text:p>3002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851">
            <text:p>4485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785">
            <text:p>1778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832">
            <text:p>3083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310">
            <text:p>2331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698">
            <text:p>1969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102">
            <text:p>2310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2997">
            <text:p>14299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639">
            <text:p>1963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357">
            <text:p>1935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461">
            <text:p>3246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465">
            <text:p>1846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474">
            <text:p>1847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064">
            <text:p>2106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164">
            <text:p>2216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624">
            <text:p>3362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952">
            <text:p>1895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474">
            <text:p>2047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513">
            <text:p>2351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481">
            <text:p>1948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857">
            <text:p>2385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231">
            <text:p>2123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244">
            <text:p>3424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76">
            <text:p>1977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136">
            <text:p>2113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343">
            <text:p>3234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936">
            <text:p>2093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507">
            <text:p>2050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134">
            <text:p>2413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001">
            <text:p>3200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212">
            <text:p>3321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610">
            <text:p>2461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386">
            <text:p>2038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557">
            <text:p>2155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602">
            <text:p>1960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848">
            <text:p>2984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874">
            <text:p>1987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714">
            <text:p>1871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847">
            <text:p>2184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253">
            <text:p>1925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716">
            <text:p>2071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702">
            <text:p>2170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977">
            <text:p>2097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087">
            <text:p>3108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969">
            <text:p>1996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725">
            <text:p>3172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891">
            <text:p>2189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09">
            <text:p>290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207">
            <text:p>3820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224">
            <text:p>2322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005">
            <text:p>3000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237">
            <text:p>2023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944">
            <text:p>3494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358">
            <text:p>2635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090">
            <text:p>1809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774">
            <text:p>2077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531">
            <text:p>2353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780">
            <text:p>2578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810">
            <text:p>3181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798">
            <text:p>2879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993">
            <text:p>2699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177">
            <text:p>2117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568">
            <text:p>2656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312">
            <text:p>3331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284">
            <text:p>2628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239">
            <text:p>2423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682">
            <text:p>3368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938">
            <text:p>2593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7843">
            <text:p>2784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183">
            <text:p>2318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864">
            <text:p>1986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967">
            <text:p>2496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257">
            <text:p>2525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972">
            <text:p>2097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916">
            <text:p>2691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431">
            <text:p>2143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023">
            <text:p>2302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327">
            <text:p>3232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194">
            <text:p>1819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425">
            <text:p>3042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644">
            <text:p>2164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558">
            <text:p>4055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046">
            <text:p>3304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781">
            <text:p>1778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010">
            <text:p>4001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751">
            <text:p>2975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490">
            <text:p>1849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033">
            <text:p>2803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117">
            <text:p>3511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034">
            <text:p>3103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505">
            <text:p>2650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342">
            <text:p>2134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482">
            <text:p>2148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917">
            <text:p>3491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963">
            <text:p>2996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330">
            <text:p>2833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0855">
            <text:p>3085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020">
            <text:p>2702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639">
            <text:p>2663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0770">
            <text:p>3077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906">
            <text:p>4190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926">
            <text:p>2892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912">
            <text:p>2591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002">
            <text:p>3800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191">
            <text:p>3419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222">
            <text:p>4822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224">
            <text:p>4422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255">
            <text:p>2325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825">
            <text:p>2282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295">
            <text:p>4829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740">
            <text:p>2274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051">
            <text:p>5405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910">
            <text:p>2291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962">
            <text:p>3796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215">
            <text:p>4021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83">
            <text:p>2458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3859">
            <text:p>6385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731">
            <text:p>2773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117">
            <text:p>1511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1820">
            <text:p>3182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731">
            <text:p>2373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125">
            <text:p>2412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868">
            <text:p>2086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042">
            <text:p>1704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879">
            <text:p>1787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672">
            <text:p>1767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846">
            <text:p>3584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53">
            <text:p>6085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977">
            <text:p>3497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1205">
            <text:p>6120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3502">
            <text:p>3350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868">
            <text:p>3486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571">
            <text:p>3257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1328">
            <text:p>6132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231">
            <text:p>2523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531">
            <text:p>2653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874">
            <text:p>2287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780">
            <text:p>4178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094">
            <text:p>3409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677">
            <text:p>3267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9499">
            <text:p>2949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789">
            <text:p>8078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255">
            <text:p>3225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852">
            <text:p>2585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126">
            <text:p>2612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004">
            <text:p>3800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950">
            <text:p>5295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770">
            <text:p>3777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144">
            <text:p>3314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0895">
            <text:p>5089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503">
            <text:p>4150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846">
            <text:p>2484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721">
            <text:p>3272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148">
            <text:p>2914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586">
            <text:p>4758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6913">
            <text:p>5691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696">
            <text:p>4969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634">
            <text:p>4063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0530">
            <text:p>6053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839">
            <text:p>5283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0092">
            <text:p>6009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904">
            <text:p>3690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106">
            <text:p>2410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6669">
            <text:p>7666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124">
            <text:p>12812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7071">
            <text:p>6707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5412">
            <text:p>16541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8361">
            <text:p>8836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4935">
            <text:p>5493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4654">
            <text:p>7465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7226">
            <text:p>6722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1124">
            <text:p>3112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6067">
            <text:p>5606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5830">
            <text:p>10583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0940">
            <text:p>5094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4552">
            <text:p>6455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155">
            <text:p>4915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2027">
            <text:p>28202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5856">
            <text:p>6585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8354">
            <text:p>6835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3784">
            <text:p>10378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4429">
            <text:p>10442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015">
            <text:p>4101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6847">
            <text:p>7684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476">
            <text:p>5947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6997">
            <text:p>9699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581">
            <text:p>4458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1720">
            <text:p>3172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1660">
            <text:p>7166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0660">
            <text:p>5066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183">
            <text:p>3718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1908">
            <text:p>3190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5198">
            <text:p>3519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7767">
            <text:p>8776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8109">
            <text:p>6810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1086">
            <text:p>10108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4383">
            <text:p>7438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4454">
            <text:p>10445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2261">
            <text:p>4226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6612">
            <text:p>6661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4980">
            <text:p>4498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732">
            <text:p>4573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8420">
            <text:p>6842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7873">
            <text:p>7787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4381">
            <text:p>11438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4633">
            <text:p>19463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1811">
            <text:p>9181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4328">
            <text:p>9432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561">
            <text:p>3656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978">
            <text:p>3597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984">
            <text:p>3798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8039">
            <text:p>10803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8149">
            <text:p>13814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3244">
            <text:p>10324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5929">
            <text:p>11592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1204">
            <text:p>9120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3514">
            <text:p>9351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9280">
            <text:p>13928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6829">
            <text:p>11682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7970">
            <text:p>22797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6929">
            <text:p>7692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5133">
            <text:p>9513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2271">
            <text:p>12227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3932">
            <text:p>20393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1370">
            <text:p>4137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9057">
            <text:p>12905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4884">
            <text:p>10488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9028">
            <text:p>16902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4309">
            <text:p>36430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7750">
            <text:p>11775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7367">
            <text:p>30736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888">
            <text:p>5388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5875">
            <text:p>8587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0855">
            <text:p>12085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5903">
            <text:p>23590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343">
            <text:p>20934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4798">
            <text:p>4479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3881">
            <text:p>9388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4897">
            <text:p>7489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7364">
            <text:p>20736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1438">
            <text:p>6143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1038">
            <text:p>26103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1758">
            <text:p>15175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7090">
            <text:p>10709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92">
            <text:p>9849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8809">
            <text:p>19880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8146">
            <text:p>26814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314">
            <text:p>4631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86414">
            <text:p>58641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6677">
            <text:p>53667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3049">
            <text:p>13304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2192">
            <text:p>16219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3415">
            <text:p>15341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6462">
            <text:p>30646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3411">
            <text:p>31341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1650">
            <text:p>15165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8933">
            <text:p>16893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6720">
            <text:p>30672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0410">
            <text:p>56041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4805">
            <text:p>22480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2769">
            <text:p>8276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3583">
            <text:p>28358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5182">
            <text:p>53518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1465">
            <text:p>14146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7774">
            <text:p>25777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2681">
            <text:p>24268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0508">
            <text:p>16050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4708">
            <text:p>24470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3273">
            <text:p>27327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3394">
            <text:p>7339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7433">
            <text:p>30743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5428">
            <text:p>25542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0698">
            <text:p>47069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9338">
            <text:p>18933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215">
            <text:p>27021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8069">
            <text:p>29806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8783">
            <text:p>21878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5114">
            <text:p>69511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5248">
            <text:p>24524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2343">
            <text:p>24234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4329">
            <text:p>32432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7841">
            <text:p>26784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6615">
            <text:p>21661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0136">
            <text:p>19013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4053">
            <text:p>56405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3026">
            <text:p>17302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0831">
            <text:p>12083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2707">
            <text:p>32270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0678">
            <text:p>15067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085">
            <text:p>5008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161">
            <text:p>11516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3015">
            <text:p>23301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2796">
            <text:p>42279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7946">
            <text:p>21794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0161">
            <text:p>22016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2738">
            <text:p>16273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5856">
            <text:p>28585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8575">
            <text:p>8857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6754">
            <text:p>27675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43148">
            <text:p>64314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17726">
            <text:p>61772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9019">
            <text:p>28901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8327">
            <text:p>13832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27441">
            <text:p>62744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5708">
            <text:p>16570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27141">
            <text:p>142714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5280">
            <text:p>17528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70336">
            <text:p>87033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7108">
            <text:p>39710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4636">
            <text:p>24463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7340">
            <text:p>20734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0826">
            <text:p>49082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4062">
            <text:p>23406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73484">
            <text:p>87348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65548">
            <text:p>116554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56228">
            <text:p>265622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7395">
            <text:p>8739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0552">
            <text:p>19055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4489">
            <text:p>11448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7278">
            <text:p>54727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1704">
            <text:p>34170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568">
            <text:p>2756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55847">
            <text:p>95584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3503">
            <text:p>39350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44054">
            <text:p>174405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3647">
            <text:p>19364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5445">
            <text:p>33544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9217">
            <text:p>23921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42271">
            <text:p>84227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1177">
            <text:p>18117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7640">
            <text:p>29764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9405">
            <text:p>54940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749">
            <text:p>53974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2952">
            <text:p>43295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8952">
            <text:p>36895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7226">
            <text:p>20722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4039">
            <text:p>22403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2064">
            <text:p>37206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9823">
            <text:p>30982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12678">
            <text:p>91267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24156">
            <text:p>102415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45558">
            <text:p>94555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9401">
            <text:p>14940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04470">
            <text:p>60447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87763">
            <text:p>208776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2608">
            <text:p>37260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63210">
            <text:p>536321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2167">
            <text:p>19216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30113">
            <text:p>73011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3786">
            <text:p>56378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64120">
            <text:p>216412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00758">
            <text:p>90075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63958">
            <text:p>96395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79414">
            <text:p>77941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48712">
            <text:p>84871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225024">
            <text:p>322502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00705">
            <text:p>90070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06461">
            <text:p>120646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7797">
            <text:p>38779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36782">
            <text:p>93678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17126">
            <text:p>121712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33705">
            <text:p>83370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96613">
            <text:p>119661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6090">
            <text:p>51609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15063">
            <text:p>31506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47259">
            <text:p>44725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50397">
            <text:p>65039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6608">
            <text:p>23660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1048">
            <text:p>40104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23168">
            <text:p>212316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09230">
            <text:p>210923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3396">
            <text:p>49339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4299">
            <text:p>47429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51742">
            <text:p>105174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15832">
            <text:p>71583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790658">
            <text:p>279065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9893">
            <text:p>46989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75467">
            <text:p>87546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57309">
            <text:p>75730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9498">
            <text:p>41949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89199">
            <text:p>28919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180904">
            <text:p>318090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106">
            <text:p>196910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16269">
            <text:p>121626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47483">
            <text:p>64748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23598">
            <text:p>142359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9102">
            <text:p>35910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4474">
            <text:p>60447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092382">
            <text:p>309238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42204">
            <text:p>84220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12416">
            <text:p>31241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03930">
            <text:p>70393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43232">
            <text:p>64323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19462">
            <text:p>71946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3126">
            <text:p>11312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8111">
            <text:p>88811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5093">
            <text:p>72509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456939">
            <text:p>145693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87595">
            <text:p>208759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25872">
            <text:p>222587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17474">
            <text:p>91747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981780">
            <text:p>298178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56895">
            <text:p>105689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36944">
            <text:p>93694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05266">
            <text:p>130526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703793">
            <text:p>370379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22058">
            <text:p>132205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21807">
            <text:p>252180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23103">
            <text:p>212310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13122">
            <text:p>91312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16922">
            <text:p>241692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45324">
            <text:p>594532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58808">
            <text:p>85880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39383">
            <text:p>123938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2706">
            <text:p>60270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18038">
            <text:p>231803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05964">
            <text:p>350596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63129">
            <text:p>506312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73573">
            <text:p>617357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226105">
            <text:p>422610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80521">
            <text:p>88052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600446">
            <text:p>760044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97898">
            <text:p>209789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6957">
            <text:p>53695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59275">
            <text:p>185927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054594">
            <text:p>305459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514570">
            <text:p>951457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91390">
            <text:p>259139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73780">
            <text:p>247378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27929">
            <text:p>362792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15984">
            <text:p>211598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15640">
            <text:p>161564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04789">
            <text:p>230478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17121">
            <text:p>501712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20012">
            <text:p>152001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18730">
            <text:p>31873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6704">
            <text:p>63670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922172">
            <text:p>292217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2353">
            <text:p>77235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9681">
            <text:p>49968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108153">
            <text:p>410815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165">
            <text:p>163816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55071">
            <text:p>185507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50172">
            <text:p>635017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61038">
            <text:p>366103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34228">
            <text:p>93422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186847">
            <text:p>2418684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14490">
            <text:p>781449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837991">
            <text:p>2183799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893075">
            <text:p>589307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561035">
            <text:p>2656103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341101">
            <text:p>1434110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587454">
            <text:p>958745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834917">
            <text:p>583491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135895">
            <text:p>1413589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32312">
            <text:p>233231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11140">
            <text:p>51114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06062">
            <text:p>170606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12064">
            <text:p>741206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097862">
            <text:p>509786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78888">
            <text:p>287888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57225">
            <text:p>65722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272556">
            <text:p>327255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92151">
            <text:p>849215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640421">
            <text:p>664042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455501">
            <text:p>1445550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947956">
            <text:p>1194795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741196">
            <text:p>2174119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72668">
            <text:p>967266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37989">
            <text:p>473798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60905">
            <text:p>106090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5328">
            <text:p>84532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522508">
            <text:p>2252250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592117">
            <text:p>459211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934058">
            <text:p>893405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613463">
            <text:p>661346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110350">
            <text:p>811035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84746">
            <text:p>478474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10374">
            <text:p>721037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41141">
            <text:p>124114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091108">
            <text:p>2109110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785681">
            <text:p>978568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73001">
            <text:p>227300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236874">
            <text:p>1523687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84021">
            <text:p>418402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17462">
            <text:p>91746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655444">
            <text:p>365544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17533">
            <text:p>181753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122878">
            <text:p>912287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3476357">
            <text:p>4347635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785548">
            <text:p>1378554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949399">
            <text:p>494939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60079">
            <text:p>236007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93002">
            <text:p>89300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27717">
            <text:p>1012771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245853">
            <text:p>524585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45194">
            <text:p>874519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9140216">
            <text:p>2914021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6388871">
            <text:p>5638887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42529">
            <text:p>104252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344797">
            <text:p>2634479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158806">
            <text:p>2315880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404638">
            <text:p>3240463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353037">
            <text:p>2335303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293874">
            <text:p>2529387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096815">
            <text:p>909681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8746287">
            <text:p>3874628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574893">
            <text:p>2357489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4880699">
            <text:p>13488069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028342">
            <text:p>1302834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632771">
            <text:p>7063277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08995">
            <text:p>120899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723741">
            <text:p>3072374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296003">
            <text:p>829600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76868">
            <text:p>707686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051246">
            <text:p>905124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629271">
            <text:p>1662927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96116">
            <text:p>1249611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2306949">
            <text:p>6230694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098374">
            <text:p>1509837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635617">
            <text:p>563561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082408">
            <text:p>1608240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3026194">
            <text:p>6302619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086326">
            <text:p>9708632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919912">
            <text:p>1591991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9636798">
            <text:p>5963679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256082">
            <text:p>1925608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9714730">
            <text:p>3971473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9939520">
            <text:p>2993952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635485">
            <text:p>5263548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51541">
            <text:p>405154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049614">
            <text:p>1604961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88777">
            <text:p>758877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634647">
            <text:p>763464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755195">
            <text:p>1675519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81597">
            <text:p>758159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2830504">
            <text:p>7283050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279009">
            <text:p>3227900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535185">
            <text:p>1553518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331558">
            <text:p>1833155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438840">
            <text:p>1143884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143598">
            <text:p>2314359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158545">
            <text:p>1415854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574075">
            <text:p>1457407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3454986">
            <text:p>3345498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096922">
            <text:p>1109692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4:48:10.62</dc:date>
    <meta:document-statistic meta:table-count="1" meta:cell-count="1470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39cm" svg:height="10.696cm" xlink:href=".." xlink:type="simple" chart:class="chart:line" chart:style-name="ch1">
        <chart:legend chart:legend-position="end" svg:x="18.429cm" svg:y="4.774cm" style:legend-expansion="high" chart:style-name="ch2"/>
        <chart:plot-area chart:style-name="ch3" table:cell-range-address="Hoja1.E1:Hoja1.G15" chart:data-source-has-labels="both" svg:x="0.862cm" svg:y="0.987cm" svg:width="16.743cm" svg:height="9.076cm">
          <chartooo:coordinate-region svg:x="4.262cm" svg:y="1.199cm" svg:width="13.156cm" svg:height="8.191cm"/>
          <chart:axis chart:dimension="x" chart:name="primary-x" chart:style-name="ch4" chartooo:axis-type="auto">
            <chartooo:date-scale/>
            <chart:categories table:cell-range-address="Hoja1.E2:Hoja1.E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2:Hoja1.F15" chart:label-cell-address="Hoja1.F1:Hoja1.F1" chart:class="chart:line">
            <chart:data-point chart:repeated="14"/>
          </chart:series>
          <chart:series chart:style-name="ch8" chart:values-cell-range-address="Hoja1.G2:Hoja1.G15" chart:label-cell-address="Hoja1.G1:Hoja1.G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F1:Hoja1.F1</svg:desc>
                </draw:g>
              </table:table-cell>
              <table:table-cell office:value-type="string">
                <text:p>Teorico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E2:Hoja1.E15</svg:desc>
                </draw:g>
              </table:table-cell>
              <table:table-cell office:value-type="float" office:value="9742.18">
                <text:p>9742.18</text:p>
                <draw:g>
                  <svg:desc>Hoja1.F2:Hoja1.F15</svg:desc>
                </draw:g>
              </table:table-cell>
              <table:table-cell office:value-type="float" office:value="24">
                <text:p>24</text:p>
                <draw:g>
                  <svg:desc>Hoja1.G2:Hoja1.G1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79.35">
                <text:p>9379.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939.62">
                <text:p>9939.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047.74">
                <text:p>13047.74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171.56">
                <text:p>13171.56</text:p>
              </table:table-cell>
              <table:table-cell office:value-type="float" office:value="41384">
                <text:p>413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042.09">
                <text:p>17042.09</text:p>
              </table:table-cell>
              <table:table-cell office:value-type="float" office:value="369856">
                <text:p>3698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710.54">
                <text:p>32710.54</text:p>
              </table:table-cell>
              <table:table-cell office:value-type="float" office:value="3682008">
                <text:p>36820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020.08">
                <text:p>60020.08</text:p>
              </table:table-cell>
              <table:table-cell office:value-type="float" office:value="40379120">
                <text:p>4037912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1587.22">
                <text:p>131587.22</text:p>
              </table:table-cell>
              <table:table-cell office:value-type="float" office:value="483501832">
                <text:p>4835018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4671.74">
                <text:p>274671.74</text:p>
              </table:table-cell>
              <table:table-cell office:value-type="float" office:value="6275475744">
                <text:p>62754757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42624.06">
                <text:p>542624.06</text:p>
              </table:table-cell>
              <table:table-cell office:value-type="float" office:value="87749702456">
                <text:p>877497024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71350.66">
                <text:p>1271350.66</text:p>
              </table:table-cell>
              <table:table-cell office:value-type="float" office:value="1314995756368">
                <text:p>13149957563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465857.43">
                <text:p>4465857.43</text:p>
              </table:table-cell>
              <table:table-cell office:value-type="float" office:value="21024039544680">
                <text:p>210240395446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841569.97">
                <text:p>13841569.97</text:p>
              </table:table-cell>
              <table:table-cell office:value-type="float" office:value="357190280388992">
                <text:p>357190280388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